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6854in"/>
    </style:style>
    <style:style style:name="co4" style:family="table-column">
      <style:table-column-properties fo:break-before="auto" style:column-width="2.7457in"/>
    </style:style>
    <style:style style:name="ro3" style:family="table-row">
      <style:table-row-properties style:row-height="0.1638in" fo:break-before="auto" style:use-optimal-row-height="true"/>
    </style:style>
    <style:style style:name="ro2" style:family="table-row">
      <style:table-row-properties style:row-height="0.1945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9016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3102in" fo:break-before="auto" style:use-optimal-row-height="true"/>
    </style:style>
    <style:style style:name="ro8" style:family="table-row">
      <style:table-row-properties style:row-height="0.311in" fo:break-before="auto" style:use-optimal-row-height="true"/>
    </style:style>
    <style:style style:name="ro9" style:family="table-row">
      <style:table-row-properties style:row-height="0.2173in" fo:break-before="auto" style:use-optimal-row-height="true"/>
    </style:style>
    <style:style style:name="ro10"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font-name="Helvetica" fo:font-size="11pt" fo:language="en" fo:country="US" style:font-name-asian="Helvetica" style:font-size-asian="11pt" style:language-asian="en" style:country-asian="US" style:font-name-complex="Helvetica" style:font-size-complex="6.25pt" style:language-complex="en" style:country-complex="US"/>
    </style:style>
    <style:style style:name="ce2" style:family="table-cell" style:parent-style-name="Default">
      <style:text-properties fo:color="#000000" style:text-outline="false" style:text-line-through-style="none" style:font-name="Helvetica" fo:font-size="11pt" fo:language="en" fo:country="US" fo:font-style="normal" fo:text-shadow="none" style:text-underline-style="none" fo:font-weight="normal" style:text-underline-mode="continuous" style:text-overline-mode="continuous" style:text-line-through-mode="continuous" style:font-name-asian="Helvetica"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1a18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1a1718" style:text-outline="false" style:text-line-through-style="none" style:font-name="Helvetica" fo:font-size="8pt" fo:language="en" fo:country="US" fo:font-style="normal" fo:text-shadow="none" style:text-underline-style="none" fo:font-weight="bold" style:text-underline-mode="continuous" style:text-overline-mode="continuous" style:text-line-through-mode="continuous" style:font-name-asian="Helvetica" style:font-size-asian="8pt" style:language-asian="en" style:country-asian="US" style:font-style-asian="normal" style:font-weight-asian="bold" style:font-size-complex="4.55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ext-properties fo:color="#1a17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font-name="ArialMT" fo:font-size="18pt" fo:language="en" fo:country="US" fo:font-style="normal" fo:text-shadow="none" style:text-underline-style="none" fo:font-weight="normal" style:text-underline-mode="continuous" style:text-overline-mode="continuous" style:text-line-through-mode="continuous" style:font-name-asian="ArialMT" style:font-size-asian="18pt" style:language-asian="en" style:country-asian="US" style:font-style-asian="normal" style:font-weight-asian="normal" style:font-size-complex="10.1999998092651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fo:language="en" fo:country="US" style:language-asian="en" style:country-asian="US" style:font-size-complex="5.65000009536743pt" style:language-complex="en" style:country-complex="US"/>
    </style:style>
    <style:style style:name="ce11"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1a1818" style:text-outline="false" style:text-line-through-style="none"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color="#1a1818"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fo:color="#1a1718"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color="#1a1718" style:text-outline="false" style:text-line-through-style="none"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ext-properties fo:color="#1a1718" style:text-outline="false" style:text-line-through-style="none" style:font-name="Helvetica" fo:font-size="8pt" fo:language="en" fo:country="US" fo:font-style="normal" fo:text-shadow="none" style:text-underline-style="none" style:text-underline-mode="continuous" style:text-overline-mode="continuous" style:text-line-through-mode="continuous" style:font-name-asian="Helvetica" style:font-size-asian="8pt" style:language-asian="en" style:country-asian="US" style:font-style-asian="normal" style:font-size-complex="4.55000019073486pt" style:language-complex="en" style:country-complex="US" style:font-style-complex="normal" style:text-emphasize="none" style:font-relief="none" style:text-overline-style="none" style:text-overline-color="font-color"/>
    </style:style>
    <style:style style:name="ce17" style:family="table-cell" style:parent-style-name="Default">
      <style:text-properties style:font-name="ArialMT" fo:font-size="18pt" fo:language="en" fo:country="US" style:font-name-asian="ArialMT" style:font-size-asian="18pt" style:language-asian="en" style:country-asian="US" style:font-name-complex="ArialMT" style:font-size-complex="10.1999998092651pt" style:language-complex="en" style:country-complex="US"/>
    </style:style>
    <style:style style:name="ce18"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ta_extref" style:family="table">
      <style:table-properties table:display="false"/>
    </style:style>
    <style:style style:name="T1" style:family="text">
      <style:text-properties fo:color="#000000" style:font-name="Helvetica" fo:font-size="10pt" style:font-name-asian="Helvetica" style:font-size-asian="10pt" style:font-name-complex="Helvetica" style:font-size-complex="5.69999980926514pt"/>
    </style:style>
    <style:style style:name="T2" style:family="text">
      <style:text-properties fo:color="#000000" style:font-name="Symbol" fo:font-size="7.5pt" style:font-name-asian="Symbol" style:font-size-asian="7.5pt" style:font-name-complex="Symbol" style:font-size-complex="4.30000019073486pt"/>
    </style:style>
    <style:style style:name="T3" style:family="text">
      <style:text-properties fo:color="#000000" style:font-name="Helvetica" fo:font-size="7.5pt" style:font-name-asian="Helvetica" style:font-size-asian="7.5pt" style:font-name-complex="Helvetica" style:font-size-complex="4.30000019073486pt"/>
    </style:style>
    <style:style style:name="T4" style:family="text">
      <style:text-properties fo:color="#000000" style:font-name="Helvetica" style:font-name-asian="Helvetica" style:font-name-complex="Helvetica" style:font-size-complex="5.69999980926514pt"/>
    </style:style>
    <style:style style:name="T5" style:family="text">
      <style:text-properties fo:color="#000000" style:font-name="Symbol" fo:font-size="10pt" style:font-name-asian="Symbol" style:font-size-asian="10pt" style:font-name-complex="Symbol" style:font-size-complex="5.69999980926514pt"/>
    </style:style>
    <style:style style:name="T6" style:family="text">
      <style:text-properties fo:color="#1a1818" style:font-name="Helvetica" fo:font-size="8pt" style:font-name-asian="Helvetica" style:font-size-asian="8pt" style:font-name-complex="Helvetica" style:font-size-complex="4.59999990463257pt"/>
    </style:style>
    <style:style style:name="T7" style:family="text">
      <style:text-properties fo:color="#1a1818" style:font-name="Symbol" fo:font-size="8pt" style:font-name-asian="Symbol" style:font-size-asian="8pt" style:font-name-complex="Symbol" style:font-size-complex="4.59999990463257pt"/>
    </style:style>
    <style:style style:name="T8" style:family="text">
      <style:text-properties fo:color="#1a1818" style:font-name="Helvetica" fo:font-size="10pt" style:font-name-asian="Helvetica" style:font-size-asian="10pt" style:font-name-complex="Helvetica" style:font-size-complex="5.69999980926514pt"/>
    </style:style>
    <style:style style:name="T9" style:family="text">
      <style:text-properties fo:color="#000000" style:font-name="Symbol" fo:font-size="9.5pt" style:font-name-asian="Symbol" style:font-size-asian="9.5pt" style:font-name-complex="Symbol" style:font-size-complex="5.40000009536743pt"/>
    </style:style>
    <style:style style:name="T10" style:family="text">
      <style:text-properties fo:color="#1a1718" style:font-name="Helvetica" fo:font-size="8pt" style:font-name-asian="Helvetica" style:font-size-asian="8pt" style:font-name-complex="Helvetica" style:font-size-complex="4.59999990463257pt"/>
    </style:style>
    <style:style style:name="T11" style:family="text">
      <style:text-properties fo:color="#1a1718" style:font-name="Symbol" fo:font-size="8pt" style:font-name-asian="Symbol" style:font-size-asian="8pt" style:font-name-complex="Symbol" style:font-size-complex="4.59999990463257pt"/>
    </style:style>
    <style:style style:name="T12" style:family="text">
      <style:text-properties fo:color="#1a1718" style:font-name="Helvetica" fo:font-size="7pt" style:font-name-asian="Helvetica" style:font-size-asian="7pt" style:font-name-complex="Helvetica" style:font-size-complex="4pt"/>
    </style:style>
    <style:style style:name="T13" style:family="text">
      <style:text-properties fo:color="#1a1718" style:font-name="Helvetica" fo:font-size="8pt" fo:font-weight="bold" style:font-name-asian="Helvetica" style:font-size-asian="8pt" style:font-weight-asian="bold" style:font-name-complex="Helvetica" style:font-size-complex="4.59999990463257pt" style:font-weight-complex="bold"/>
    </style:style>
    <style:style style:name="T14" style:family="text">
      <style:text-properties fo:color="#1a1718" style:font-name="Helvetica" fo:font-size="8pt" fo:font-weight="normal" style:font-name-asian="Helvetica" style:font-size-asian="8pt" style:font-weight-asian="normal" style:font-name-complex="Helvetica" style:font-size-complex="4.59999990463257pt" style:font-weight-complex="normal"/>
    </style:style>
    <style:style style:name="T15" style:family="text">
      <style:text-properties style:use-window-font-color="true" style:font-name="ArialMT" fo:font-size="18pt" style:font-name-asian="ArialMT" style:font-size-asian="18pt" style:font-name-complex="ArialMT" style:font-size-complex="10.1999998092651pt"/>
    </style:style>
    <style:style style:name="T16" style:family="text">
      <style:text-properties fo:color="#000000" style:font-name="Symbol" fo:font-size="11pt" style:font-name-asian="Symbol" style:font-size-asian="11pt" style:font-name-complex="Symbol" style:font-size-complex="6.30000019073486pt"/>
    </style:style>
  </office:automatic-styles>
  <office:body>
    <office:spreadsheet>
      <table:table table:name="Sheet1" table:style-name="ta1" table:print="false">
        <table:table-column table:style-name="co2" table:default-cell-style-name="Default"/>
        <table:table-column table:style-name="co4" table:default-cell-style-name="Default"/>
        <table:table-row table:style-name="ro2">
          <table:table-cell table:style-name="ce1" table:number-columns-repeated="2"/>
        </table:table-row>
        <table:table-row table:style-name="ro2">
          <table:table-cell table:style-name="ce1" office:value-type="string">
            <text:p>Woman presents with UTI positive for Proteus vulgaris.</text:p>
          </table:table-cell>
          <table:table-cell table:style-name="ce1" office:value-type="string">
            <text:p>Ammonium magnesium phosphate (struvite).</text:p>
          </table:table-cell>
        </table:table-row>
        <table:table-row table:style-name="ro2">
          <table:table-cell table:style-name="ce2" office:value-type="string">
            <text:p>Patient describes a 2-year history of acetaminophen use.</text:p>
          </table:table-cell>
          <table:table-cell table:style-name="ce1" office:value-type="string">
            <text:p>Renal papillary necrosis.</text:p>
          </table:table-cell>
        </table:table-row>
        <table:table-row table:style-name="ro2">
          <table:table-cell table:style-name="ce2" office:value-type="string">
            <text:p>X-ray film shows massively enlarged kidneys bilaterally.</text:p>
          </table:table-cell>
          <table:table-cell table:style-name="ce2" office:value-type="string">
            <text:p>Adult polycystic kidney disease.</text:p>
          </table:table-cell>
        </table:table-row>
        <table:table-row table:style-name="ro2">
          <table:table-cell table:style-name="ce2" office:value-type="string">
            <text:p>Patient with CHF needs diuretic therapy but has a sulfa allergy.</text:p>
          </table:table-cell>
          <table:table-cell table:style-name="ce1" office:value-type="string">
            <text:p>Ethacrynic acid.</text:p>
          </table:table-cell>
        </table:table-row>
        <table:table-row table:style-name="ro2">
          <table:table-cell table:style-name="ce2" office:value-type="string">
            <text:p>Patient is diagnosed with a horseshoe kidney.</text:p>
          </table:table-cell>
          <table:table-cell table:style-name="ce2" office:value-type="string">
            <text:p>IMA.</text:p>
          </table:table-cell>
        </table:table-row>
        <table:table-row table:style-name="ro2">
          <table:table-cell table:style-name="ce2" office:value-type="string">
            <text:p>Patient presents with hypertension, hypokalemia, metabolic alkalosis, and low plasma renin.</text:p>
          </table:table-cell>
          <table:table-cell table:style-name="ce2" office:value-type="string">
            <text:p>Conn’s syndrome (1o hyperaldosteronism). Treat with spironolactone.</text:p>
          </table:table-cell>
        </table:table-row>
        <table:table-row table:style-name="ro4">
          <table:table-cell table:style-name="ce3" office:value-type="string">
            <text:p>transplantation</text:p>
          </table:table-cell>
          <table:table-cell table:style-name="ce3" office:value-type="string">
            <text:p>left kidney is taken during transplantation because it has a longer renal vein.</text:p>
          </table:table-cell>
        </table:table-row>
        <table:table-row table:style-name="ro4">
          <table:table-cell table:style-name="ce4" office:value-type="string">
            <text:p>Ureters: course</text:p>
          </table:table-cell>
          <table:table-cell table:style-name="ce3" office:value-type="string">
            <text:p>Ureters pass under uterine artery and under ductus deferens (retroperitoneal).</text:p>
          </table:table-cell>
        </table:table-row>
        <table:table-row table:style-name="ro4">
          <table:table-cell/>
          <table:table-cell office:value-type="string">
            <text:p>water under bridge ( artery, ductus deferens) </text:p>
          </table:table-cell>
        </table:table-row>
        <table:table-row table:style-name="ro5">
          <table:table-cell table:style-name="ce4" office:value-type="string">
            <text:p>Fluid compartments</text:p>
          </table:table-cell>
          <table:table-cell table:style-name="ce10" office:value-type="string">
            <text:p><text:span text:style-name="T4">ECF – PV = interstitial volume. 60–40–20 rule (% of body weight):</text:span></text:p>
            <text:p><text:span text:style-name="T4">60% total body water 40% ICF 20% ECF</text:span></text:p>
            <text:p><text:span text:style-name="T4">Plasma volume measured by radiolabeled albumin.</text:span></text:p>
            <text:p><text:span text:style-name="T4">Extracellular volume measured by inulin.</text:span></text:p>
            <text:p><text:span text:style-name="T1">Osmolarity </text:span><text:span text:style-name="T5">= </text:span><text:span text:style-name="T1">290 mOsm. Plasma volume = ¼ ECF </text:span></text:p>
          </table:table-cell>
        </table:table-row>
        <table:table-row table:style-name="ro4">
          <table:table-cell office:value-type="string">
            <text:p>glomerular filtration barrier</text:p>
          </table:table-cell>
          <table:table-cell office:value-type="string">
            <text:p>1. fenestrated capillary endothelium ( size barrier) 2. fused basement membrane with heparan sulfate ( negative charge barrier) 3. epithelial layer consisting of podocyte foot process. </text:p>
          </table:table-cell>
        </table:table-row>
        <table:table-row table:style-name="ro4">
          <table:table-cell office:value-type="string">
            <text:p>nephrotic syndrome </text:p>
          </table:table-cell>
          <table:table-cell office:value-type="string">
            <text:p>lost negative charge </text:p>
          </table:table-cell>
        </table:table-row>
        <table:table-row table:style-name="ro6">
          <table:table-cell table:style-name="ce4" office:value-type="string">
            <text:p>Renal clearance</text:p>
          </table:table-cell>
          <table:table-cell table:style-name="ce9" office:value-type="string">
            <text:p><text:span text:style-name="T1">C</text:span><text:span text:style-name="T3">x </text:span><text:span text:style-name="T5">= </text:span><text:span text:style-name="T1">U</text:span><text:span text:style-name="T3">x</text:span><text:span text:style-name="T1">V/P</text:span><text:span text:style-name="T3">x </text:span><text:span text:style-name="T5">= </text:span><text:span text:style-name="T1">volume of plasma from which the substance is completely cleared per unit time.</text:span></text:p>
          </table:table-cell>
        </table:table-row>
        <table:table-row table:style-name="ro4">
          <table:table-cell/>
          <table:table-cell office:value-type="string">
            <text:p>Cx= mL/min. Cx= GFR= no net secretion or reabsorption </text:p>
          </table:table-cell>
        </table:table-row>
        <table:table-row table:style-name="ro4">
          <table:table-cell table:style-name="ce4" office:value-type="string">
            <text:p>Glomerular filtration barrier</text:p>
          </table:table-cell>
          <table:table-cell table:style-name="ce3" office:value-type="string">
            <text:p>Inulin can be used to calculate GFR because it is freely filtered and is neither reabsorbed nor secreted.</text:p>
          </table:table-cell>
        </table:table-row>
        <table:table-row table:style-name="ro6">
          <table:table-cell/>
          <table:table-cell table:style-name="ce9" office:value-type="string">
            <text:p><text:span text:style-name="T1">GFR </text:span><text:span text:style-name="T5">= </text:span><text:span text:style-name="T1">U</text:span><text:span text:style-name="T3">inulin </text:span><text:span text:style-name="T5">× </text:span><text:span text:style-name="T1">V/P</text:span><text:span text:style-name="T3">inulin </text:span><text:span text:style-name="T5">= </text:span><text:span text:style-name="T1">C</text:span><text:span text:style-name="T3">inulin </text:span><text:span text:style-name="T5">= </text:span><text:span text:style-name="T1">K</text:span><text:span text:style-name="T3">f </text:span><text:span text:style-name="T1">[(P</text:span><text:span text:style-name="T3">GC </text:span><text:span text:style-name="T1">– P</text:span><text:span text:style-name="T3">BS</text:span><text:span text:style-name="T1">) – (</text:span><text:span text:style-name="T5">π</text:span><text:span text:style-name="T3">GC </text:span><text:span text:style-name="T1">– </text:span><text:span text:style-name="T5">π</text:span><text:span text:style-name="T3">BS</text:span><text:span text:style-name="T1">)].</text:span></text:p>
          </table:table-cell>
        </table:table-row>
        <table:table-row table:style-name="ro6">
          <table:table-cell/>
          <table:table-cell table:style-name="ce9" office:value-type="string">
            <text:p><text:span text:style-name="T5">(</text:span><text:span text:style-name="T1">GC </text:span><text:span text:style-name="T5">= </text:span><text:span text:style-name="T1">glomerular capillary; BS </text:span><text:span text:style-name="T5">= </text:span><text:span text:style-name="T1">Bowman’s space.) </text:span><text:span text:style-name="T5">π</text:span><text:span text:style-name="T3">BS </text:span><text:span text:style-name="T1">normally equals zero.</text:span></text:p>
          </table:table-cell>
        </table:table-row>
        <table:table-row table:style-name="ro4">
          <table:table-cell/>
          <table:table-cell table:style-name="ce3" office:value-type="string">
            <text:p>Creatinine clearance is an approximate measure of GFR.</text:p>
          </table:table-cell>
        </table:table-row>
        <table:table-row table:style-name="ro4">
          <table:table-cell table:style-name="ce4" office:value-type="string">
            <text:p>Effective renal plasma flow</text:p>
          </table:table-cell>
          <table:table-cell table:style-name="ce3" office:value-type="string">
            <text:p>ERPF can be estimated using PAH because it is both filtered and actively secreted in the proximal tubule. All PAH entering the kidney is excreted.</text:p>
          </table:table-cell>
        </table:table-row>
        <table:table-row table:style-name="ro6">
          <table:table-cell/>
          <table:table-cell table:style-name="ce9" office:value-type="string">
            <text:p><text:span text:style-name="T1">ERPF </text:span><text:span text:style-name="T5">= </text:span><text:span text:style-name="T1">U</text:span><text:span text:style-name="T3">PAH </text:span><text:span text:style-name="T5">× </text:span><text:span text:style-name="T1">V/P</text:span><text:span text:style-name="T3">PAH </text:span><text:span text:style-name="T5">= </text:span><text:span text:style-name="T1">C</text:span><text:span text:style-name="T3">PAH</text:span><text:span text:style-name="T1">. RBF </text:span><text:span text:style-name="T5">= </text:span><text:span text:style-name="T1">RPF/(1 </text:span><text:span text:style-name="T5">− </text:span><text:span text:style-name="T1">Hct). ERPF underestimates true RPF by ~10%.</text:span></text:p>
          </table:table-cell>
        </table:table-row>
        <table:table-row table:style-name="ro4">
          <table:table-cell table:style-name="ce3" office:value-type="string">
            <text:p>Filtration fraction </text:p>
          </table:table-cell>
          <table:table-cell table:style-name="ce3" office:value-type="string">
            <text:p>GFR/RPF. Normal FF= 20% </text:p>
          </table:table-cell>
        </table:table-row>
        <table:table-row table:style-name="ro6">
          <table:table-cell table:style-name="ce3" office:value-type="string">
            <text:p>Filtered load</text:p>
          </table:table-cell>
          <table:table-cell table:style-name="ce11" office:value-type="string">
            <text:p><text:span text:style-name="T1">GFR </text:span><text:span text:style-name="T5">× </text:span><text:span text:style-name="T1">plasma concentration.</text:span></text:p>
          </table:table-cell>
        </table:table-row>
        <table:table-row table:style-name="ro4">
          <table:table-cell table:style-name="ce5" office:value-type="string">
            <text:p>NSAIDs</text:p>
          </table:table-cell>
          <table:table-cell table:style-name="ce12" office:value-type="string">
            <text:p><text:span text:style-name="T6">Prostaglandins dilate afferent arteriole (</text:span><text:span text:style-name="T7">↑ </text:span><text:span text:style-name="T6">RPF, </text:span><text:span text:style-name="T7">↑ </text:span><text:span text:style-name="T6">GFR, so FF remains constant)</text:span></text:p>
          </table:table-cell>
        </table:table-row>
        <table:table-row table:style-name="ro6">
          <table:table-cell table:style-name="ce5" office:value-type="string">
            <text:p>ACE inhibitor</text:p>
          </table:table-cell>
          <table:table-cell table:style-name="ce13" office:value-type="string">
            <text:p><text:span text:style-name="T6">Angiotensin II preferentially </text:span><text:span text:style-name="T8">- </text:span><text:span text:style-name="T6">constricts efferent arteriole (</text:span><text:span text:style-name="T7">↓ </text:span><text:span text:style-name="T6">RPF, </text:span><text:span text:style-name="T7">↑ </text:span><text:span text:style-name="T6">GFR, so FF increases)</text:span></text:p>
          </table:table-cell>
        </table:table-row>
        <table:table-row table:style-name="ro4">
          <table:table-cell office:value-type="string">
            <text:p>constriction of ureter </text:p>
          </table:table-cell>
          <table:table-cell office:value-type="string">
            <text:p>decrease GFR, RPF no change, Decrease FF( GFR/RPF) </text:p>
          </table:table-cell>
        </table:table-row>
        <table:table-row table:style-name="ro4">
          <table:table-cell office:value-type="string">
            <text:p>fetal alcohol syndrome </text:p>
          </table:table-cell>
          <table:table-cell office:value-type="string">
            <text:p>thin upper lip, underdeveloped jaw, smooth philtrum, small heard.</text:p>
          </table:table-cell>
        </table:table-row>
        <table:table-row table:style-name="ro4">
          <table:table-cell office:value-type="string">
            <text:p>free water clearance </text:p>
          </table:table-cell>
          <table:table-cell table:style-name="ce3" office:value-type="string">
            <text:p>Ability to dilute urine. Given urine flow rate, urine osmolarity, and plasma osmolarity, be able to calculate free water clearance:</text:p>
          </table:table-cell>
        </table:table-row>
        <table:table-row table:style-name="ro6">
          <table:table-cell/>
          <table:table-cell table:style-name="ce9" office:value-type="string">
            <text:p><text:span text:style-name="T1">C</text:span><text:span text:style-name="T3">H2O </text:span><text:span text:style-name="T5">= </text:span><text:span text:style-name="T1">V </text:span><text:span text:style-name="T5">− </text:span><text:span text:style-name="T1">C</text:span><text:span text:style-name="T3">osm</text:span><text:span text:style-name="T1">. V </text:span><text:span text:style-name="T5">= </text:span><text:span text:style-name="T1">urine flow rate; C</text:span><text:span text:style-name="T3">osm </text:span><text:span text:style-name="T5">= </text:span><text:span text:style-name="T1">U</text:span><text:span text:style-name="T3">osm</text:span><text:span text:style-name="T1">V/P</text:span><text:span text:style-name="T3">osm</text:span><text:span text:style-name="T1">.</text:span></text:p>
          </table:table-cell>
        </table:table-row>
        <table:table-row table:style-name="ro6">
          <table:table-cell/>
          <table:table-cell table:style-name="ce9" office:value-type="string">
            <text:p><text:span text:style-name="T1">With ADH: C</text:span><text:span text:style-name="T3">H2O </text:span><text:span text:style-name="T5">&lt; </text:span><text:span text:style-name="T1">0. Without ADH: C</text:span><text:span text:style-name="T3">H2O </text:span><text:span text:style-name="T5">&gt; </text:span><text:span text:style-name="T1">0. Isotonic urine: C</text:span><text:span text:style-name="T3">H2O </text:span><text:span text:style-name="T5">= </text:span><text:span text:style-name="T1">0.</text:span></text:p>
          </table:table-cell>
        </table:table-row>
        <table:table-row table:style-name="ro4">
          <table:table-cell table:style-name="ce4" office:value-type="string">
            <text:p>calculation of reabsorption and secretion rate </text:p>
          </table:table-cell>
          <table:table-cell office:value-type="string">
            <text:p>Filtered load = GFR x Px. Excretion rate= V * Ux. </text:p>
          </table:table-cell>
        </table:table-row>
        <table:table-row table:style-name="ro4">
          <table:table-cell office:value-type="string">
            <text:p>hartnup's disease</text:p>
          </table:table-cell>
          <table:table-cell office:value-type="string">
            <text:p>deficiency of neutral amino acid ( tryptophan) transporter. Results in pellagra. </text:p>
          </table:table-cell>
        </table:table-row>
        <table:table-row table:style-name="ro4">
          <table:table-cell office:value-type="string">
            <text:p>PTH ( proximal tubule) </text:p>
          </table:table-cell>
          <table:table-cell office:value-type="string">
            <text:p>inhibits Na+/phosphate cotransport = phosphate excretion </text:p>
          </table:table-cell>
        </table:table-row>
        <table:table-row table:style-name="ro4">
          <table:table-cell office:value-type="string">
            <text:p>ATII <text:s/>( proximal tubule) </text:p>
          </table:table-cell>
          <table:table-cell office:value-type="string">
            <text:p>stimulate Na/H exchange = increase Na and H2O reabsorption ( permitting contraction alkalosis) </text:p>
          </table:table-cell>
        </table:table-row>
        <table:table-row table:style-name="ro4">
          <table:table-cell office:value-type="string">
            <text:p>net secretion </text:p>
          </table:table-cell>
          <table:table-cell office:value-type="string">
            <text:p>PAH, Creatinine, inulin, Urea, Cl-, K+, Na+. </text:p>
          </table:table-cell>
        </table:table-row>
        <table:table-row table:style-name="ro4">
          <table:table-cell office:value-type="string">
            <text:p>net reabsorption </text:p>
          </table:table-cell>
          <table:table-cell office:value-type="string">
            <text:p>Pi, HCO3, Amino acid, glucose. </text:p>
          </table:table-cell>
        </table:table-row>
        <table:table-row table:style-name="ro6">
          <table:table-cell office:value-type="string">
            <text:p>action of antiotension II </text:p>
          </table:table-cell>
          <table:table-cell table:style-name="ce11" office:value-type="string">
            <text:p><text:span text:style-name="T1">1. Potent vasoconstriction 2. Release of aldosterone from adrenal cortex 3. Release of ADH from posterior pituitary 4. Stimulates hypothalamus </text:span><text:span text:style-name="T5">→ ↑ </text:span><text:span text:style-name="T1">thirst Overall, angiotensin II serves to </text:span><text:span text:style-name="T5">↑ </text:span><text:span text:style-name="T1">intravascular volume and </text:span><text:span text:style-name="T5">↑ </text:span><text:span text:style-name="T1">BP.</text:span></text:p>
          </table:table-cell>
        </table:table-row>
        <table:table-row table:style-name="ro4">
          <table:table-cell/>
          <table:table-cell office:value-type="string">
            <text:p>5. increase proximal tubule Na/H activity = H2O reabsorption ( can permit contraction alkalosis) </text:p>
          </table:table-cell>
        </table:table-row>
        <table:table-row table:style-name="ro6">
          <table:table-cell table:style-name="ce4" office:value-type="string">
            <text:p>Juxtaglomerular apparatus (JGA)</text:p>
          </table:table-cell>
          <table:table-cell table:style-name="ce9" office:value-type="string">
            <text:p><text:span text:style-name="T1">JGA––JG cells (modified smooth muscle of afferent arteriole) and macula densa (Na</text:span><text:span text:style-name="T3">+ </text:span><text:span text:style-name="T1">sensor, part of the distal convoluted tubule). JG cells secrete renin (leading to </text:span><text:span text:style-name="T9">↑ </text:span><text:span text:style-name="T1">angiotensin II and aldosterone levels) in response to </text:span><text:span text:style-name="T9">↓ </text:span><text:span text:style-name="T1">renal blood pressure, </text:span><text:span text:style-name="T9">↓ </text:span><text:span text:style-name="T1">Na</text:span><text:span text:style-name="T3">+ </text:span><text:span text:style-name="T1">delivery to distal tubule, and </text:span><text:span text:style-name="T9">↑ </text:span><text:span text:style-name="T1">sympathetic tone.</text:span></text:p>
          </table:table-cell>
        </table:table-row>
        <table:table-row table:style-name="ro6">
          <table:table-cell table:style-name="ce4" office:value-type="string">
            <text:p>Kidney endocrine functions</text:p>
          </table:table-cell>
          <table:table-cell table:style-name="ce11" office:value-type="string">
            <text:p><text:span text:style-name="T1">Paracrine Secretion of prostaglandins that vasodilate the afferent arterioles to </text:span><text:span text:style-name="T5">↑ </text:span><text:span text:style-name="T1">GFR</text:span></text:p>
          </table:table-cell>
        </table:table-row>
        <table:table-row table:style-name="ro4">
          <table:table-cell/>
          <table:table-cell table:style-name="ce3" office:value-type="string">
            <text:p>NSAIDs can cause acute renal failure in high vasoconstrictive states by inhibiting the renal production of prostaglandins, which keep the afferent arterioles vasodilated to maintain GFR.</text:p>
          </table:table-cell>
        </table:table-row>
        <table:table-row table:style-name="ro4">
          <table:table-cell office:value-type="string">
            <text:p>ANP </text:p>
          </table:table-cell>
          <table:table-cell table:style-name="ce14" office:value-type="string">
            <text:p><text:span text:style-name="T10">ecreted in response to </text:span><text:span text:style-name="T11">↑ </text:span><text:span text:style-name="T10">atrial pressure Causes </text:span><text:span text:style-name="T11">↑ </text:span><text:span text:style-name="T10">GFR and </text:span><text:span text:style-name="T11">↑ </text:span><text:span text:style-name="T10">Na</text:span><text:span text:style-name="T12">+ </text:span><text:span text:style-name="T10">excretion. With no compensatory Na reabsorption in distal nephron to lower volume. Net effect= Na loss and volume loss.</text:span></text:p>
          </table:table-cell>
        </table:table-row>
        <table:table-row table:style-name="ro4">
          <table:table-cell table:style-name="ce6" office:value-type="string">
            <text:p>Parathyroid hormone (PTH)</text:p>
          </table:table-cell>
          <table:table-cell table:style-name="ce14" office:value-type="string">
            <text:p><text:span text:style-name="T10">Secreted in response to </text:span><text:span text:style-name="T11">↓ </text:span><text:span text:style-name="T10">plasma [Ca</text:span><text:span text:style-name="T12">2+</text:span><text:span text:style-name="T10">]</text:span></text:p>
          </table:table-cell>
        </table:table-row>
        <table:table-row table:style-name="ro4">
          <table:table-cell/>
          <table:table-cell table:style-name="ce14" office:value-type="string">
            <text:p><text:span text:style-name="T10">Causes </text:span><text:span text:style-name="T11">↑ </text:span><text:span text:style-name="T10">[Ca</text:span><text:span text:style-name="T12">2+</text:span><text:span text:style-name="T10">] reabsorption (DCT), </text:span><text:span text:style-name="T11">↓ </text:span><text:span text:style-name="T10">PO</text:span><text:span text:style-name="T12">43- </text:span><text:span text:style-name="T10">reabsorption (PCT), 1,25 (OH)</text:span><text:span text:style-name="T12">2 </text:span><text:span text:style-name="T10">vitamin D production </text:span><text:span text:style-name="T11">→ ↑ </text:span><text:span text:style-name="T10">Ca</text:span><text:span text:style-name="T12">+ </text:span><text:span text:style-name="T10">and PO</text:span><text:span text:style-name="T12">43- </text:span><text:span text:style-name="T10">absorption from gut.</text:span></text:p>
          </table:table-cell>
        </table:table-row>
        <table:table-row table:style-name="ro4">
          <table:table-cell table:style-name="ce6" office:value-type="string">
            <text:p>Angiotensin II (AT II)</text:p>
          </table:table-cell>
          <table:table-cell office:value-type="string">
            <text:p>syn in response to decrease BP. <text:s/>Cause efferent arteriole contriction = increase GFR ad FF, but with compensatory Na reabsorption in proximal and distal nephron. Net effect: preservation of renal function in low volume state ( increase FF) with simutaneous Na reabsorption ( both proximal and distal ) to decrease additional volume loss. </text:p>
          </table:table-cell>
        </table:table-row>
        <table:table-row table:style-name="ro4">
          <table:table-cell table:style-name="ce6" office:value-type="string">
            <text:p>ADH (vasopressin)</text:p>
          </table:table-cell>
          <table:table-cell table:style-name="ce15" office:value-type="string">
            <text:p><text:span text:style-name="T10">Secreted in response to </text:span><text:span text:style-name="T11">↑ </text:span><text:span text:style-name="T10">plasma osmolarity and </text:span><text:span text:style-name="T11">↓ </text:span><text:span text:style-name="T10">blood volume</text:span></text:p>
          </table:table-cell>
        </table:table-row>
        <table:table-row table:style-name="ro4">
          <table:table-cell/>
          <table:table-cell table:style-name="ce14" office:value-type="string">
            <text:p><text:span text:style-name="T10">Binds to receptors on principal cells, causing </text:span><text:span text:style-name="T11">↑ </text:span><text:span text:style-name="T10">number of water channels and </text:span><text:span text:style-name="T11">↑ </text:span><text:span text:style-name="T10">H</text:span><text:span text:style-name="T12">2</text:span><text:span text:style-name="T10">O reabsorption</text:span></text:p>
          </table:table-cell>
        </table:table-row>
        <table:table-row table:style-name="ro4">
          <table:table-cell office:value-type="string">
            <text:p>aldosterone </text:p>
          </table:table-cell>
          <table:table-cell office:value-type="string">
            <text:p>secreted in response to decrease blood volume ( via ATII ) and increase plasma [K+], causes increase Na reabsorption, increase indirect K+ secretion, increase H+ secretion. </text:p>
          </table:table-cell>
        </table:table-row>
        <table:table-row table:style-name="ro4">
          <table:table-cell office:value-type="string">
            <text:p>Potassium shifts out of cell </text:p>
          </table:table-cell>
          <table:table-cell office:value-type="string">
            <text:p>1. insulin deficiency ( decrease Na/K ATPase) </text:p>
          </table:table-cell>
        </table:table-row>
        <table:table-row table:style-name="ro4">
          <table:table-cell/>
          <table:table-cell office:value-type="string">
            <text:p>2. B-adrenergic antagonists ( decrease Na/K ATPase) </text:p>
          </table:table-cell>
        </table:table-row>
        <table:table-row table:style-name="ro4">
          <table:table-cell/>
          <table:table-cell office:value-type="string">
            <text:p>3. acidosis, severe exercise ( K/H exchange) </text:p>
          </table:table-cell>
        </table:table-row>
        <table:table-row table:style-name="ro4">
          <table:table-cell/>
          <table:table-cell office:value-type="string">
            <text:p>4. hyperosmolariy </text:p>
          </table:table-cell>
        </table:table-row>
        <table:table-row table:style-name="ro4">
          <table:table-cell/>
          <table:table-cell office:value-type="string">
            <text:p>5. digitalis ( block Na/K ATPase</text:p>
          </table:table-cell>
        </table:table-row>
        <table:table-row table:style-name="ro4">
          <table:table-cell/>
          <table:table-cell office:value-type="string">
            <text:p>6. cell lysis </text:p>
          </table:table-cell>
        </table:table-row>
        <table:table-row table:style-name="ro4">
          <table:table-cell office:value-type="string">
            <text:p>potassium shifts into cell </text:p>
          </table:table-cell>
          <table:table-cell office:value-type="string">
            <text:p>1. insulin deficiency </text:p>
          </table:table-cell>
        </table:table-row>
        <table:table-row table:style-name="ro4">
          <table:table-cell/>
          <table:table-cell office:value-type="string">
            <text:p>2. B-adrenergic agonists ( increase Na/K ATPase) </text:p>
          </table:table-cell>
        </table:table-row>
        <table:table-row table:style-name="ro4">
          <table:table-cell/>
          <table:table-cell office:value-type="string">
            <text:p>3. alkalosis ( K/H exchanger) </text:p>
          </table:table-cell>
        </table:table-row>
        <table:table-row table:style-name="ro4">
          <table:table-cell/>
          <table:table-cell office:value-type="string">
            <text:p>4. Hypoosmolarity </text:p>
          </table:table-cell>
        </table:table-row>
        <table:table-row table:style-name="ro4">
          <table:table-cell table:style-name="ce7" office:value-type="string">
            <text:p>Respiratory acidosis</text:p>
          </table:table-cell>
          <table:table-cell table:style-name="ce7" office:value-type="string">
            <text:p>Hypoventilation</text:p>
          </table:table-cell>
        </table:table-row>
        <table:table-row table:style-name="ro4">
          <table:table-cell/>
          <table:table-cell table:style-name="ce7" office:value-type="string">
            <text:p>–Airway obstruction</text:p>
          </table:table-cell>
        </table:table-row>
        <table:table-row table:style-name="ro4">
          <table:table-cell/>
          <table:table-cell table:style-name="ce7" office:value-type="string">
            <text:p>–Acute lung disease –Chronic lung disease –Opioids, narcotics,</text:p>
          </table:table-cell>
        </table:table-row>
        <table:table-row table:style-name="ro4">
          <table:table-cell/>
          <table:table-cell table:style-name="ce7" office:value-type="string">
            <text:p>sedatives –Weakening of</text:p>
          </table:table-cell>
        </table:table-row>
        <table:table-row table:style-name="ro4">
          <table:table-cell/>
          <table:table-cell table:style-name="ce7" office:value-type="string">
            <text:p>respiratory muscles</text:p>
          </table:table-cell>
        </table:table-row>
        <table:table-row table:style-name="ro4">
          <table:table-cell table:style-name="ce7" office:value-type="string">
            <text:p>Metabolic acidosis with compensation increase anion gap</text:p>
          </table:table-cell>
          <table:table-cell table:style-name="ce16" office:value-type="string">
            <text:p><text:span text:style-name="T13">MUDPILES: M</text:span><text:span text:style-name="T14">ethanol </text:span><text:span text:style-name="T13">U</text:span><text:span text:style-name="T14">remia </text:span><text:span text:style-name="T13">D</text:span><text:span text:style-name="T14">iabetic ketoacidosis </text:span><text:span text:style-name="T13">P</text:span><text:span text:style-name="T14">araldehyde</text:span></text:p>
          </table:table-cell>
        </table:table-row>
        <table:table-row table:style-name="ro4">
          <table:table-cell/>
          <table:table-cell table:style-name="ce16" office:value-type="string">
            <text:p><text:span text:style-name="T14">or </text:span><text:span text:style-name="T13">P</text:span><text:span text:style-name="T14">henformin </text:span><text:span text:style-name="T13">I</text:span><text:span text:style-name="T14">ron tablets or </text:span><text:span text:style-name="T13">I</text:span><text:span text:style-name="T14">NH </text:span><text:span text:style-name="T13">L</text:span><text:span text:style-name="T14">actic acidosis </text:span><text:span text:style-name="T13">E</text:span><text:span text:style-name="T14">thylene glycol </text:span><text:span text:style-name="T13">S</text:span><text:span text:style-name="T14">alicylates</text:span></text:p>
          </table:table-cell>
        </table:table-row>
        <table:table-row table:style-name="ro4">
          <table:table-cell table:style-name="ce7" office:value-type="string">
            <text:p>Normal anion gap (8–12 mEq/L) metabolic acidosis </text:p>
          </table:table-cell>
          <table:table-cell table:style-name="ce16" office:value-type="string">
            <text:p><text:span text:style-name="T10">Diarrhea –Glue sniffing </text:span><text:span text:style-name="T13">–Renal tubular acidosis </text:span><text:span text:style-name="T14">–Hyperchloremia</text:span></text:p>
          </table:table-cell>
        </table:table-row>
        <table:table-row table:style-name="ro4">
          <table:table-cell table:style-name="ce7" office:value-type="string">
            <text:p>Respiratory alkalosis</text:p>
          </table:table-cell>
          <table:table-cell table:style-name="ce7" office:value-type="string">
            <text:p>Hyperventilation (e.g., early high-</text:p>
          </table:table-cell>
        </table:table-row>
        <table:table-row table:style-name="ro4">
          <table:table-cell/>
          <table:table-cell table:style-name="ce7" office:value-type="string">
            <text:p>altitude exposure) –Aspirin ingestion (early)</text:p>
          </table:table-cell>
        </table:table-row>
        <table:table-row table:style-name="ro4">
          <table:table-cell table:style-name="ce7" office:value-type="string">
            <text:p>Metabolic alkalosis with compensation</text:p>
          </table:table-cell>
          <table:table-cell table:style-name="ce7" office:value-type="string">
            <text:p>Diuretic use –Vomiting</text:p>
          </table:table-cell>
        </table:table-row>
        <table:table-row table:style-name="ro4">
          <table:table-cell/>
          <table:table-cell table:style-name="ce7" office:value-type="string">
            <text:p>–Antacid use –Hyperaldosteronism</text:p>
          </table:table-cell>
        </table:table-row>
        <table:table-row table:style-name="ro4">
          <table:table-cell office:value-type="string">
            <text:p>renal tubular acidosis type 1 </text:p>
          </table:table-cell>
          <table:table-cell office:value-type="string">
            <text:p>defect in collecting tubule's ability to excrete H+. Associated with hypokalemia and risk for calcium- containing kidney stones. </text:p>
          </table:table-cell>
        </table:table-row>
        <table:table-row table:style-name="ro4">
          <table:table-cell office:value-type="string">
            <text:p>renal tubular acidosis type 2 </text:p>
          </table:table-cell>
          <table:table-cell office:value-type="string">
            <text:p>defect in proximal tubule HCO3- reabsorption. Associated with hypokalemia and hypophosphatemic rickets. </text:p>
          </table:table-cell>
        </table:table-row>
        <table:table-row table:style-name="ro4">
          <table:table-cell office:value-type="string">
            <text:p>renal tubular acidosis type 3 </text:p>
          </table:table-cell>
          <table:table-cell office:value-type="string">
            <text:p>hypoaldosteronism or lack of collecting tubule response to aldosterone= hyperkalemia= inhibition of ammonia excretion in proximal tubule. Lead to decrease urine pH due to decrease buffering capacity. </text:p>
          </table:table-cell>
        </table:table-row>
        <table:table-row table:style-name="ro4">
          <table:table-cell table:style-name="ce3" office:value-type="string">
            <text:p>RBC casts</text:p>
          </table:table-cell>
          <table:table-cell table:style-name="ce3" office:value-type="string">
            <text:p>glomerular inflammation (nephritic</text:p>
          </table:table-cell>
        </table:table-row>
        <table:table-row table:style-name="ro4">
          <table:table-cell/>
          <table:table-cell table:style-name="ce3" office:value-type="string">
            <text:p>syndromes), ischemia, or malignant hypertension.</text:p>
          </table:table-cell>
        </table:table-row>
        <table:table-row table:style-name="ro4">
          <table:table-cell table:style-name="ce3" office:value-type="string">
            <text:p>WBC casts</text:p>
          </table:table-cell>
          <table:table-cell table:style-name="ce3" office:value-type="string">
            <text:p>tubulointerstitial disease, acute</text:p>
          </table:table-cell>
        </table:table-row>
        <table:table-row table:style-name="ro4">
          <table:table-cell/>
          <table:table-cell table:style-name="ce3" office:value-type="string">
            <text:p>pyelonephritis, glomerular disorders.</text:p>
          </table:table-cell>
        </table:table-row>
        <table:table-row table:style-name="ro4">
          <table:table-cell table:style-name="ce3" office:value-type="string">
            <text:p>Granular (“muddy brown”) casts–</text:p>
          </table:table-cell>
          <table:table-cell table:style-name="ce3" office:value-type="string">
            <text:p>acute tubular necrosis </text:p>
          </table:table-cell>
        </table:table-row>
        <table:table-row table:style-name="ro4">
          <table:table-cell table:style-name="ce3" office:value-type="string">
            <text:p>Waxy casts–</text:p>
          </table:table-cell>
          <table:table-cell table:style-name="ce3" office:value-type="string">
            <text:p>advanced renal disease/CRF.</text:p>
          </table:table-cell>
        </table:table-row>
        <table:table-row table:style-name="ro4">
          <table:table-cell table:style-name="ce3" office:value-type="string">
            <text:p>Hyaline casts</text:p>
          </table:table-cell>
          <table:table-cell table:style-name="ce3" office:value-type="string">
            <text:p>nonspecific.</text:p>
          </table:table-cell>
        </table:table-row>
        <table:table-row table:style-name="ro4">
          <table:table-cell office:value-type="string">
            <text:p>cast </text:p>
          </table:table-cell>
          <table:table-cell table:style-name="ce3" office:value-type="string">
            <text:p>Presence of casts indicates that hematuria/pyuria is of renal origin.</text:p>
          </table:table-cell>
        </table:table-row>
        <table:table-row table:style-name="ro6">
          <table:table-cell/>
          <table:table-cell table:style-name="ce11" office:value-type="string">
            <text:p><text:span text:style-name="T1">Bladder cancer </text:span><text:span text:style-name="T5">→ </text:span><text:span text:style-name="T1">RBCs, no casts.</text:span></text:p>
          </table:table-cell>
        </table:table-row>
        <table:table-row table:style-name="ro6">
          <table:table-cell/>
          <table:table-cell table:style-name="ce11" office:value-type="string">
            <text:p><text:span text:style-name="T1">Acute cystitis </text:span><text:span text:style-name="T5">→ </text:span><text:span text:style-name="T1">WBCs, no casts.</text:span></text:p>
          </table:table-cell>
        </table:table-row>
        <table:table-row table:style-name="ro4">
          <table:table-cell office:value-type="string">
            <text:p>primary nephrotic </text:p>
          </table:table-cell>
          <table:table-cell office:value-type="string">
            <text:p>1. minimal change, 2. membrane glomerulonephritis 3.focal segmental glomerulosclerosis, 4. membranoproliferative glomerulonephritis (MPGN I and II ). 5. mesangial proliferative <text:s/></text:p>
          </table:table-cell>
        </table:table-row>
        <table:table-row table:style-name="ro4">
          <table:table-cell office:value-type="string">
            <text:p>angiography </text:p>
          </table:table-cell>
          <table:table-cell office:value-type="string">
            <text:p>increase risk of cholesterol emboli</text:p>
          </table:table-cell>
        </table:table-row>
        <table:table-row table:style-name="ro4">
          <table:table-cell office:value-type="string">
            <text:p>secondary nephrotic </text:p>
          </table:table-cell>
          <table:table-cell office:value-type="string">
            <text:p>Diabetic nephropathy, amyloidosis, SLE </text:p>
          </table:table-cell>
        </table:table-row>
        <table:table-row table:style-name="ro4">
          <table:table-cell office:value-type="string">
            <text:p>Nephritic </text:p>
          </table:table-cell>
          <table:table-cell office:value-type="string">
            <text:p>IgA, Poststreptococcal, SLE, TTP-HUS, alport's syn, membranoproliferative I and II, henoch-schonlein purpura. </text:p>
          </table:table-cell>
        </table:table-row>
        <table:table-row table:style-name="ro4">
          <table:table-cell office:value-type="string">
            <text:p>Immune complex </text:p>
          </table:table-cell>
          <table:table-cell office:value-type="string">
            <text:p>Henoch-schonlein purpura, hypersensitivity vasculitis, cryoglobulinemia, SLE. </text:p>
          </table:table-cell>
        </table:table-row>
        <table:table-row table:style-name="ro4">
          <table:table-cell office:value-type="string">
            <text:p>Pauci-immune </text:p>
          </table:table-cell>
          <table:table-cell office:value-type="string">
            <text:p>wegener's churg strauss, microscopic polyarteritis, PAN </text:p>
          </table:table-cell>
        </table:table-row>
        <table:table-row table:style-name="ro6">
          <table:table-cell table:style-name="ce3" office:value-type="string">
            <text:p>Calcium</text:p>
          </table:table-cell>
          <table:table-cell table:style-name="ce11" office:value-type="string">
            <text:p><text:span text:style-name="T1">Most common kidney stones (75–85%). Calcium oxalate, calcium phosphate, or both. Conditions that cause hypercalcemia (cancer, </text:span><text:span text:style-name="T5">↑ </text:span><text:span text:style-name="T1">PTH, </text:span><text:span text:style-name="T5">↑ </text:span><text:span text:style-name="T1">vitamin D, milk-alkali syndrome) can lead to hypercalciuria and stones. Tend to recur.</text:span></text:p>
          </table:table-cell>
        </table:table-row>
        <table:table-row table:style-name="ro4">
          <table:table-cell/>
          <table:table-cell table:style-name="ce3" office:value-type="string">
            <text:p>Radiopaque. Oxalate crystals can result from antifreeze or vitamin C abuse.</text:p>
          </table:table-cell>
        </table:table-row>
        <table:table-row table:style-name="ro4">
          <table:table-cell table:style-name="ce3" office:value-type="string">
            <text:p>Ammonium magnesium phosphate (struvite)</text:p>
          </table:table-cell>
          <table:table-cell table:style-name="ce3" office:value-type="string">
            <text:p>2nd most common kidney stone. Caused by infection with urease-positive bugs (Proteus vulgaris, Staphylococcus, Klebsiella). Can form staghorn calculi that can be a nidus for UTIs.</text:p>
          </table:table-cell>
        </table:table-row>
        <table:table-row table:style-name="ro4">
          <table:table-cell/>
          <table:table-cell table:style-name="ce3" office:value-type="string">
            <text:p>Radiopaque or radiolucent. Worsened by alkaluria.</text:p>
          </table:table-cell>
        </table:table-row>
        <table:table-row table:style-name="ro4">
          <table:table-cell table:style-name="ce3" office:value-type="string">
            <text:p>Cystine</text:p>
          </table:table-cell>
          <table:table-cell table:style-name="ce3" office:value-type="string">
            <text:p>Most often 2° to cystinuria. Hexagonal shape.</text:p>
          </table:table-cell>
        </table:table-row>
        <table:table-row table:style-name="ro4">
          <table:table-cell/>
          <table:table-cell office:value-type="string">
            <text:p>rarely, may form cystine staghorn calculi. Faintly radiopaque. Treat with alkalinization of urine. </text:p>
          </table:table-cell>
        </table:table-row>
        <table:table-row table:style-name="ro6">
          <table:table-cell table:style-name="ce4" office:value-type="string">
            <text:p>Renal cell carcinoma</text:p>
          </table:table-cell>
          <table:table-cell table:style-name="ce10" office:value-type="string">
            <text:p><text:span text:style-name="T1">Most common renal malignancy. Invades IVC and spreads hematogenously. Most common in men ages 50–70. </text:span><text:span text:style-name="T5">↑ </text:span><text:span text:style-name="T1">incidence with smoking and obesity. Associated with von Hippel–Lindau and gene deletion in chromosome 3. Originates in renal tubule cells </text:span><text:span text:style-name="T5">→ </text:span><text:span text:style-name="T1">polygonal clear cells. Manifests clinically with hematuria, palpable mass, 2° polycythemia, flank pain, fever, and weight loss. Associated with paraneoplastic syndromes (ectopic EPO, ACTH, PTHrP, and prolactin</text:span></text:p>
          </table:table-cell>
        </table:table-row>
        <table:table-row table:style-name="ro4">
          <table:table-cell table:style-name="ce4" office:value-type="string">
            <text:p>Wilms’ tumor</text:p>
          </table:table-cell>
          <table:table-cell table:style-name="ce3" office:value-type="string">
            <text:p>Most common renal malignancy of early childhood (ages 2–4). Presents with huge, palpable flank mass, hemihypertrophy. Contains embryonic glomerular structures. Deletion of tumor suppression gene WT1 on chromosome 11. Can be part of WAGR complex: Wilms’ tumor, Aniridia, Genitourinary malformation, and mental-motor Retardation.</text:p>
          </table:table-cell>
        </table:table-row>
        <table:table-row table:style-name="ro4">
          <table:table-cell table:style-name="ce4" office:value-type="string">
            <text:p>Transitional cell carcinoma</text:p>
          </table:table-cell>
          <table:table-cell table:style-name="ce3" office:value-type="string">
            <text:p>Most common tumor of urinary tract system (can occur in renal calyces, renal pelvis, ureters, and bladder). Painless hematuria is suggestive of bladder cancer. Associated with problems in your Pee SAC: Phenacetin, Smoking, Aniline dyes, and Cyclophosphamide</text:p>
          </table:table-cell>
        </table:table-row>
        <table:table-row table:style-name="ro4">
          <table:table-cell table:style-name="ce4" office:value-type="string">
            <text:p>Pyelonephritis acute </text:p>
          </table:table-cell>
          <table:table-cell table:style-name="ce3" office:value-type="string">
            <text:p>affects cortex with relative sparing of glomeruli/vessels. White cell casts in urine are pathognomonic. Presents with fever, CVA tenderness.</text:p>
          </table:table-cell>
        </table:table-row>
        <table:table-row table:style-name="ro7">
          <table:table-cell office:value-type="string">
            <text:p>pyelonephritis chronic </text:p>
          </table:table-cell>
          <table:table-cell table:style-name="ce3" office:value-type="string">
            <text:p>Coarse, asymmetric corticomedullary scarring, blunted calyx. Tubules can contain eosinophilic casts (thyroidization of kidney)<text:span text:style-name="T15">the plasma cells are most characteristic for chronic pyelonephritis.</text:span></text:p>
          </table:table-cell>
        </table:table-row>
        <table:table-row table:style-name="ro4">
          <table:table-cell table:style-name="ce4" office:value-type="string">
            <text:p>Drug-induced interstitial nephritis</text:p>
          </table:table-cell>
          <table:table-cell table:style-name="ce3" office:value-type="string">
            <text:p>Acute interstitial renal inflammation. Fever, rash, eosinophilia, hematuria 2 weeks after administration. Drugs (e.g., penicillin derivatives, NSAIDs, diuretics) act as haptens inducing hypersensitivity.</text:p>
          </table:table-cell>
        </table:table-row>
        <table:table-row table:style-name="ro8">
          <table:table-cell table:style-name="ce8" office:value-type="string">
            <text:p>xanthogranulomatous pyelonephritis</text:p>
          </table:table-cell>
          <table:table-cell table:style-name="ce17" office:value-type="string">
            <text:p><text:span text:style-name="T15">Sometimes long-standing renal infection may be localized and form a </text:span><text:span text:style-name="T15"><text:a xlink:href="javascript:void(0)">mass-like lesion</text:a></text:span><text:span text:style-name="T15">.</text:span></text:p>
          </table:table-cell>
        </table:table-row>
        <table:table-row table:style-name="ro4">
          <table:table-cell office:value-type="string">
            <text:p>diffuse cortical necrosis </text:p>
          </table:table-cell>
          <table:table-cell office:value-type="string">
            <text:p>acute generalized infarction of cortices of both kidneys. Likely due to a combination of vasospasm and DIC. Associated with obstetric catastrophes. <text:s/>( abruptio placentae) and septic shock. </text:p>
          </table:table-cell>
        </table:table-row>
        <table:table-row table:style-name="ro4">
          <table:table-cell table:style-name="ce4" office:value-type="string">
            <text:p>Acute tubular necrosis</text:p>
          </table:table-cell>
          <table:table-cell table:style-name="ce3" office:value-type="string">
            <text:p>Most common cause of acute renal failure. Reversible, but fatal if left untreated. Associated with renal ischemia (e.g., shock), crush injury (myoglobulinuria), toxins. Death most often occurs during initial oliguric phase. Recovery in 2–3 weeks.</text:p>
          </table:table-cell>
        </table:table-row>
        <table:table-row table:style-name="ro6">
          <table:table-cell/>
          <table:table-cell table:style-name="ce11" office:value-type="string">
            <text:p><text:span text:style-name="T1">Loss of cell polarity, epithelial cell detachment, necrosis, granular (“muddy brown”) casts. Three stages: inciting event </text:span><text:span text:style-name="T5">→ </text:span><text:span text:style-name="T1">maintenance (low urine) </text:span><text:span text:style-name="T5">→ </text:span><text:span text:style-name="T1">recovery.</text:span></text:p>
          </table:table-cell>
        </table:table-row>
        <table:table-row table:style-name="ro8">
          <table:table-cell/>
          <table:table-cell table:style-name="ce8" office:value-type="string">
            <text:p>The distribution of the areas of necrosis is more segmental with ischemic injuries, while toxic injuries result in more diffuse proximal tubular injury.</text:p>
          </table:table-cell>
        </table:table-row>
        <table:table-row table:style-name="ro4">
          <table:table-cell table:style-name="ce4" office:value-type="string">
            <text:p>enal papillary necrosis</text:p>
          </table:table-cell>
          <table:table-cell table:style-name="ce3" office:value-type="string">
            <text:p>ssociated with: 1. Diabetes mellitus 2. Acute pyelonephritis 3. Chronic phenacetin use (acetaminophen is phenacetin derivative) 4. Sickle cell anemia</text:p>
          </table:table-cell>
        </table:table-row>
        <table:table-row table:style-name="ro4">
          <table:table-cell office:value-type="string">
            <text:p>cANCA and proteinase 3</text:p>
          </table:table-cell>
          <table:table-cell office:value-type="string">
            <text:p>wegener'g granulomatosis </text:p>
          </table:table-cell>
        </table:table-row>
        <table:table-row table:style-name="ro4">
          <table:table-cell office:value-type="string">
            <text:p>polyarteritis nodosa </text:p>
          </table:table-cell>
          <table:table-cell office:value-type="string">
            <text:p>negative ANCA, systemic vasculitis, often affects kidney</text:p>
          </table:table-cell>
        </table:table-row>
        <table:table-row table:style-name="ro8">
          <table:table-cell table:style-name="ce8"/>
          <table:table-cell/>
        </table:table-row>
        <table:table-row table:style-name="ro8">
          <table:table-cell office:value-type="string">
            <text:p>TTP , thrombotic thrombocytopenic purpura</text:p>
          </table:table-cell>
          <table:table-cell table:style-name="ce8" office:value-type="string">
            <text:p>this rare coagulopathy mainly affects kidneys, heart, and brain with small arteriolar thrombi. Acute renal failure can occur. The classic pentad of fever, acute renal failure, neurologic changes, thrombocytopenia, and microangiopathic hemolytic anemia is often present.</text:p>
          </table:table-cell>
        </table:table-row>
        <table:table-row table:style-name="ro8">
          <table:table-cell/>
          <table:table-cell table:style-name="ce8" office:value-type="string">
            <text:p>TTP results from a congenital or more often acquired defect in the ADAMTS-13 metalloproteinase enzyme that cleaves vonWillebrand factor (vWF) multimers, and the large multimers lead to abnormal platelet aggregation.</text:p>
          </table:table-cell>
        </table:table-row>
        <table:table-row table:style-name="ro4">
          <table:table-cell office:value-type="string">
            <text:p>HUS</text:p>
          </table:table-cell>
          <table:table-cell office:value-type="string">
            <text:p>Groud beef, verotoxin-producing E. coli, O157:H7, blood diarrhea followed by renal failure. Kidney= fibrin thrombi in glomerula and interstitial capillaries. </text:p>
          </table:table-cell>
        </table:table-row>
        <table:table-row table:style-name="ro4">
          <table:table-cell office:value-type="string">
            <text:p>benign nephrosclerosis </text:p>
          </table:table-cell>
          <table:table-cell office:value-type="string">
            <text:p>hyaline, hypertension, diabetes mellitus, patchy ischemic atrophy with focal loss of parenchyma that gives the surface of the kidney the characteristic granular appearance</text:p>
          </table:table-cell>
        </table:table-row>
        <table:table-row table:style-name="ro4">
          <table:table-cell office:value-type="string">
            <text:p>malignant nephrosclerosis </text:p>
          </table:table-cell>
          <table:table-cell office:value-type="string">
            <text:p>fibrinoid necrosis, hyperplastic arteriolosclerosis, onion skin, tiny lumen.</text:p>
          </table:table-cell>
        </table:table-row>
        <table:table-row table:style-name="ro4">
          <table:table-cell office:value-type="string">
            <text:p>kimmelstiel wilson lesion </text:p>
          </table:table-cell>
          <table:table-cell office:value-type="string">
            <text:p>pink hyaline nodule, damage from non-enzymatic glycosylation of protein</text:p>
          </table:table-cell>
        </table:table-row>
        <table:table-row table:style-name="ro4">
          <table:table-cell/>
          <table:table-cell office:value-type="string">
            <text:p>hyaline arteriolosclerosis </text:p>
          </table:table-cell>
        </table:table-row>
        <table:table-row table:style-name="ro6">
          <table:table-cell table:style-name="ce4" office:value-type="string">
            <text:p>Acute renal failure</text:p>
          </table:table-cell>
          <table:table-cell table:style-name="ce11" office:value-type="string">
            <text:p><text:span text:style-name="T1">Abrupt decline in renal function with </text:span><text:span text:style-name="T5">↑ </text:span><text:span text:style-name="T1">creatinine and </text:span><text:span text:style-name="T5">↑ </text:span><text:span text:style-name="T1">BUN over a period of several days.</text:span></text:p>
          </table:table-cell>
        </table:table-row>
        <table:table-row table:style-name="ro4">
          <table:table-cell/>
          <table:table-cell office:value-type="string">
            <text:p>in normal nephron, BUN is reabsorbed ( for countercurrent multiplication). But creatinine is not. </text:p>
          </table:table-cell>
        </table:table-row>
        <table:table-row table:style-name="ro9">
          <table:table-cell office:value-type="string">
            <text:p>Acute renal failure prerenal azotemia </text:p>
          </table:table-cell>
          <table:table-cell table:style-name="ce9" office:value-type="string">
            <text:p><text:span text:style-name="T16">↓ </text:span><text:span text:style-name="T1">RBF (e.g., hypotension) </text:span><text:span text:style-name="T5">→ ↓ </text:span><text:span text:style-name="T1">GFR. Na</text:span><text:span text:style-name="T3">+</text:span><text:span text:style-name="T1">/H</text:span><text:span text:style-name="T3">2</text:span><text:span text:style-name="T1">O and urea</text:span></text:p>
          </table:table-cell>
        </table:table-row>
        <table:table-row table:style-name="ro4">
          <table:table-cell/>
          <table:table-cell table:style-name="ce3" office:value-type="string">
            <text:p>retained by kidney.</text:p>
          </table:table-cell>
        </table:table-row>
        <table:table-row table:style-name="ro4">
          <table:table-cell/>
          <table:table-cell office:value-type="string">
            <text:p>urine osmolality &gt; 500, urine Na &lt; 10, Fe na &lt; 1%, BUN/Cr ration &gt; 20 </text:p>
          </table:table-cell>
        </table:table-row>
        <table:table-row table:style-name="ro4">
          <table:table-cell office:value-type="string">
            <text:p>acute renal failure renal </text:p>
          </table:table-cell>
          <table:table-cell table:style-name="ce3" office:value-type="string">
            <text:p>Intrinsic renal––generally due to acute tubular necrosis or ischemia/toxins. Patchy</text:p>
          </table:table-cell>
        </table:table-row>
        <table:table-row table:style-name="ro4">
          <table:table-cell/>
          <table:table-cell table:style-name="ce3" office:value-type="string">
            <text:p>necrosis leads to debris obstructing tubule and fluid backflow across necrotic tubule</text:p>
          </table:table-cell>
        </table:table-row>
        <table:table-row table:style-name="ro6">
          <table:table-cell/>
          <table:table-cell table:style-name="ce11" office:value-type="string">
            <text:p><text:span text:style-name="T5">→ ↓ </text:span><text:span text:style-name="T1">GFR. Urine has epithelial/granular casts.</text:span></text:p>
          </table:table-cell>
        </table:table-row>
        <table:table-row table:style-name="ro4">
          <table:table-cell/>
          <table:table-cell office:value-type="string">
            <text:p>BUN reabsorotion is impaired= decrease BUN/Creatinine ratio </text:p>
          </table:table-cell>
        </table:table-row>
        <table:table-row table:style-name="ro4">
          <table:table-cell office:value-type="string">
            <text:p>acute renal failure postrenal </text:p>
          </table:table-cell>
          <table:table-cell table:style-name="ce3" office:value-type="string">
            <text:p>outflow obstruction (stones, BPH, neoplasia). Develops only with</text:p>
          </table:table-cell>
        </table:table-row>
        <table:table-row table:style-name="ro4">
          <table:table-cell/>
          <table:table-cell table:style-name="ce3" office:value-type="string">
            <text:p>bilateral obstruction.</text:p>
          </table:table-cell>
        </table:table-row>
        <table:table-row table:style-name="ro4">
          <table:table-cell/>
          <table:table-cell office:value-type="string">
            <text:p>urine osmolality &lt;350, urine Na &gt; 40, Fe Na &gt;4%, Serum BUN/Cr &gt;15. </text:p>
          </table:table-cell>
        </table:table-row>
        <table:table-row table:style-name="ro4">
          <table:table-cell table:style-name="ce4" office:value-type="string">
            <text:p>Consequences of renal failure</text:p>
          </table:table-cell>
          <table:table-cell table:style-name="ce3" office:value-type="string">
            <text:p>3. Hyperkalemia, which can lead to cardiac</text:p>
          </table:table-cell>
        </table:table-row>
        <table:table-row table:style-name="ro6">
          <table:table-cell/>
          <table:table-cell table:style-name="ce11" office:value-type="string">
            <text:p><text:span text:style-name="T1">arrhythmias 4. Metabolic acidosis due to </text:span><text:span text:style-name="T5">↓ </text:span><text:span text:style-name="T1">acid secretion</text:span></text:p>
          </table:table-cell>
        </table:table-row>
        <table:table-row table:style-name="ro6">
          <table:table-cell/>
          <table:table-cell table:style-name="ce9" office:value-type="string">
            <text:p><text:span text:style-name="T1">and </text:span><text:span text:style-name="T5">↓ </text:span><text:span text:style-name="T1">generation of HCO</text:span><text:span text:style-name="T3">3– </text:span><text:span text:style-name="T1">5. Uremic encephalopathy</text:span></text:p>
          </table:table-cell>
        </table:table-row>
        <table:table-row table:style-name="ro4">
          <table:table-cell/>
          <table:table-cell office:value-type="string">
            <text:p>6. dyslipidemia ( especially increase triglycerides) 7. Growth retardation and development delay <text:s/>( in Children) </text:p>
          </table:table-cell>
        </table:table-row>
        <table:table-row table:style-name="ro4">
          <table:table-cell office:value-type="string">
            <text:p>Urimia in renal failure </text:p>
          </table:table-cell>
          <table:table-cell office:value-type="string">
            <text:p>1. clinical marked increase BUN and creatinine</text:p>
          </table:table-cell>
        </table:table-row>
        <table:table-row table:style-name="ro4">
          <table:table-cell/>
          <table:table-cell office:value-type="string">
            <text:p>2. nausea and anorexia, 3. pericarditis, 4. asterixis, 5, encephalopathy 6. platelet dysfunction</text:p>
          </table:table-cell>
        </table:table-row>
        <table:table-row table:style-name="ro4">
          <table:table-cell office:value-type="string">
            <text:p>2 forms of renal failure </text:p>
          </table:table-cell>
          <table:table-cell office:value-type="string">
            <text:p>1, acute ( ATN) , and chronic ( hypertension and diabetes) </text:p>
          </table:table-cell>
        </table:table-row>
        <table:table-row table:style-name="ro4">
          <table:table-cell table:style-name="ce4" office:value-type="string">
            <text:p>Fanconi's syndrome</text:p>
          </table:table-cell>
          <table:table-cell table:style-name="ce3" office:value-type="string">
            <text:p>Defect in proximal tubule transport of amino acids, glucose, phosphate, uric acid, protein, and electrolytes. </text:p>
          </table:table-cell>
        </table:table-row>
        <table:table-row table:style-name="ro4">
          <table:table-cell/>
          <table:table-cell office:value-type="string">
            <text:p>cause= wilson's disease, glycogen storage diseases, and drugs ( cisplatin, expired tetracycline) </text:p>
          </table:table-cell>
        </table:table-row>
        <table:table-row table:style-name="ro4">
          <table:table-cell/>
          <table:table-cell office:value-type="string">
            <text:p>Defect = decrease absorption of phosphate, HCO3-, early Na+ </text:p>
          </table:table-cell>
        </table:table-row>
        <table:table-row table:style-name="ro4">
          <table:table-cell/>
          <table:table-cell office:value-type="string">
            <text:p>decrease early Na reaborption = increase distal Na reabsorption = hypokalemia </text:p>
          </table:table-cell>
        </table:table-row>
        <table:table-row table:style-name="ro4">
          <table:table-cell table:style-name="ce3" office:value-type="string">
            <text:p>Medullary cystic disease </text:p>
          </table:table-cell>
          <table:table-cell table:style-name="ce3" office:value-type="string">
            <text:p>Medullary cysts. Ultrasound shows small kidney. Poor prognosis.</text:p>
          </table:table-cell>
        </table:table-row>
        <table:table-row table:style-name="ro4">
          <table:table-cell table:style-name="ce3"/>
          <table:table-cell office:value-type="string">
            <text:p>this cysts sometimes lead to fibrosis and progressive renal insufficiency with urinary concerntrating defects.</text:p>
          </table:table-cell>
        </table:table-row>
        <table:table-row table:style-name="ro4">
          <table:table-cell table:style-name="ce3" office:value-type="string">
            <text:p>Medullary sponge disease </text:p>
          </table:table-cell>
          <table:table-cell table:style-name="ce3" office:value-type="string">
            <text:p>Collecting duct cysts. Good prognosis.</text:p>
          </table:table-cell>
        </table:table-row>
        <table:table-row table:style-name="ro4">
          <table:table-cell table:style-name="ce3" office:value-type="string">
            <text:p>Simple cysts</text:p>
          </table:table-cell>
          <table:table-cell table:style-name="ce3" office:value-type="string">
            <text:p>Benign, incidental finding. Cortex only.</text:p>
          </table:table-cell>
        </table:table-row>
        <table:table-row table:style-name="ro4">
          <table:table-cell table:style-name="ce3" office:value-type="string">
            <text:p>Dialysis cysts</text:p>
          </table:table-cell>
          <table:table-cell table:style-name="ce3" office:value-type="string">
            <text:p>Cortical and medullary cysts resulting from long-standing dialysis.</text:p>
          </table:table-cell>
        </table:table-row>
        <table:table-row table:style-name="ro6">
          <table:table-cell table:style-name="ce9" office:value-type="string">
            <text:p><text:span text:style-name="T1">Na</text:span><text:span text:style-name="T2">+</text:span></text:p>
          </table:table-cell>
          <table:table-cell table:style-name="ce3" office:value-type="string">
            <text:p>low= Disorientation, stupor, coma</text:p>
          </table:table-cell>
        </table:table-row>
        <table:table-row table:style-name="ro4">
          <table:table-cell/>
          <table:table-cell table:style-name="ce3" office:value-type="string">
            <text:p>High = Neurologic: irritability, delirium, coma</text:p>
          </table:table-cell>
        </table:table-row>
        <table:table-row table:style-name="ro6">
          <table:table-cell table:style-name="ce9" office:value-type="string">
            <text:p><text:span text:style-name="T1">Cl</text:span><text:span text:style-name="T2">−</text:span></text:p>
          </table:table-cell>
          <table:table-cell table:style-name="ce3" office:value-type="string">
            <text:p>Low= 2° to metabolic alkalosis, hypokalemia,</text:p>
          </table:table-cell>
        </table:table-row>
        <table:table-row table:style-name="ro6">
          <table:table-cell/>
          <table:table-cell table:style-name="ce11" office:value-type="string">
            <text:p><text:span text:style-name="T1">hypovolemia, </text:span><text:span text:style-name="T5">↑ </text:span><text:span text:style-name="T1">aldosterone</text:span></text:p>
          </table:table-cell>
        </table:table-row>
        <table:table-row table:style-name="ro4">
          <table:table-cell/>
          <table:table-cell table:style-name="ce3" office:value-type="string">
            <text:p>High = 2° to non–anion gap acidosis</text:p>
          </table:table-cell>
        </table:table-row>
        <table:table-row table:style-name="ro6">
          <table:table-cell table:style-name="ce9" office:value-type="string">
            <text:p><text:span text:style-name="T1">K</text:span><text:span text:style-name="T2">+</text:span></text:p>
          </table:table-cell>
          <table:table-cell table:style-name="ce3" office:value-type="string">
            <text:p>low= U waves on ECG, flattened T waves,</text:p>
          </table:table-cell>
        </table:table-row>
        <table:table-row table:style-name="ro4">
          <table:table-cell/>
          <table:table-cell table:style-name="ce3" office:value-type="string">
            <text:p>arrhythmias, paralysis</text:p>
          </table:table-cell>
        </table:table-row>
        <table:table-row table:style-name="ro4">
          <table:table-cell/>
          <table:table-cell table:style-name="ce3" office:value-type="string">
            <text:p>High = Peaked T waves, wide QRS, arrhythmias</text:p>
          </table:table-cell>
        </table:table-row>
        <table:table-row table:style-name="ro6">
          <table:table-cell table:style-name="ce9" office:value-type="string">
            <text:p><text:span text:style-name="T1">Ca</text:span><text:span text:style-name="T2">2+</text:span></text:p>
          </table:table-cell>
          <table:table-cell table:style-name="ce3" office:value-type="string">
            <text:p>Low = Tetany, neuromuscular irritability</text:p>
          </table:table-cell>
        </table:table-row>
        <table:table-row table:style-name="ro4">
          <table:table-cell/>
          <table:table-cell table:style-name="ce3" office:value-type="string">
            <text:p>high= Delirium, renal stones, abdominal pain, not necessarily calciuria</text:p>
          </table:table-cell>
        </table:table-row>
        <table:table-row table:style-name="ro6">
          <table:table-cell table:style-name="ce9" office:value-type="string">
            <text:p><text:span text:style-name="T1">Mg</text:span><text:span text:style-name="T2">2+</text:span></text:p>
          </table:table-cell>
          <table:table-cell table:style-name="ce3" office:value-type="string">
            <text:p>low= Neuromuscular irritability, arrhythmias</text:p>
          </table:table-cell>
        </table:table-row>
        <table:table-row table:style-name="ro6">
          <table:table-cell/>
          <table:table-cell table:style-name="ce11" office:value-type="string">
            <text:p><text:span text:style-name="T1">High = Delirium, </text:span><text:span text:style-name="T5">↓ </text:span><text:span text:style-name="T1">DTRs, cardiopulmonary arrest</text:span></text:p>
          </table:table-cell>
        </table:table-row>
        <table:table-row table:style-name="ro6">
          <table:table-cell table:style-name="ce9" office:value-type="string">
            <text:p><text:span text:style-name="T1">PO</text:span><text:span text:style-name="T3">4</text:span><text:span text:style-name="T2">2−</text:span></text:p>
          </table:table-cell>
          <table:table-cell table:style-name="ce3" office:value-type="string">
            <text:p>low= Low-mineral ion product causes bone loss,</text:p>
          </table:table-cell>
        </table:table-row>
        <table:table-row table:style-name="ro4">
          <table:table-cell/>
          <table:table-cell table:style-name="ce3" office:value-type="string">
            <text:p>osteomalacia</text:p>
          </table:table-cell>
        </table:table-row>
        <table:table-row table:style-name="ro10">
          <table:table-cell/>
          <table:table-cell table:style-name="ce18" office:value-type="string">
            <text:p><text:span text:style-name="T4">high= High-mineral ion product causes metastatic</text:span></text:p>
            <text:p><text:span text:style-name="T4">calcification, renal stones, met calcifications</text:span></text:p>
          </table:table-cell>
        </table:table-row>
      </table:table>
      <table:table table:name="Sheet2" table:style-name="ta1" table:print="false">
        <table:table-column table:style-name="co3" table:default-cell-style-name="Default"/>
        <table:table-row table:style-name="ro3">
          <table:table-cell/>
        </table:table-row>
      </table:table>
      <table:table table:name="Sheet3" table:style-name="ta1" table:print="false">
        <table:table-column table:style-name="co3"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25">07/25/2010</text:date>, <text:time>10:40: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7-23T16:25:38</meta:creation-date>
    <dc:date>2010-07-25T10:40:39</dc:date>
    <dc:creator>Jianshi Huang</dc:creator>
    <meta:editing-duration>PT22H37M03S</meta:editing-duration>
    <meta:editing-cycles>8</meta:editing-cycles>
    <meta:generator>OpenOffice.org/3.2$Unix OpenOffice.org_project/320m12$Build-9483</meta:generator>
    <meta:document-statistic meta:table-count="3" meta:cell-count="253" meta:object-count="0"/>
  </office:meta>
</office:document-meta>
</file>